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text-align="justify" style:justify-single-word="false"/>
      <style:text-properties style:font-name="Times" fo:font-weight="bold" style:font-weight-asian="bold" style:font-name-complex="Times"/>
    </style:style>
    <style:style style:name="P4" style:family="paragraph" style:parent-style-name="Standard">
      <style:text-properties style:font-name="Times" style:font-name-complex="Times"/>
    </style:style>
    <style:style style:name="P5" style:family="paragraph" style:parent-style-name="Standard">
      <style:paragraph-properties fo:text-align="justify" style:justify-single-word="false"/>
      <style:text-properties style:font-name="Times" style:font-name-complex="Times"/>
    </style:style>
    <style:style style:name="P6" style:family="paragraph" style:parent-style-name="Standard" style:list-style-name="WW8Num2">
      <style:paragraph-properties fo:text-align="justify" style:justify-single-word="false"/>
      <style:text-properties style:font-name="Times" style:font-name-complex="Times"/>
    </style:style>
    <style:style style:name="P7" style:family="paragraph" style:parent-style-name="Standard">
      <style:text-properties style:font-name="Times" style:font-name-asian="Times" style:font-name-complex="Times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WW8Num2">
      <style:paragraph-properties fo:text-align="justify" style:justify-single-word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" style:font-name-complex="Times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 fo:font-weight="bold" style:font-weight-asian="bold" style:font-name-complex="Times"/>
    </style:style>
    <style:style style:name="T4" style:family="text">
      <style:text-properties style:font-name="Symbol" style:font-name-complex="Symbol"/>
    </style:style>
    <style:style style:name="T5" style:family="text">
      <style:text-properties style:text-position="sub 58%" style:font-name="Times" style:font-name-complex="Times"/>
    </style:style>
    <style:style style:name="T6" style:family="text">
      <style:text-properties style:text-position="super 58%" style:font-name="Times" style:font-name-complex="Times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ask summary: </text:span><text:span text:style-name="T2">You are tasked to design a minimum length 2-dimensional rocket engine nozzle for the specific conditions given below. <text:s/>The analytical procedure called, Method of Characteristics, as described in Section 11.7, p. 397, and Example 11.1, p. 401 <text:s/>of your textbook, may be used to tackle this project.</text:span></text:p>
      <text:p text:style-name="P5"/>
      <text:p text:style-name="P9"><text:span text:style-name="T1">Your design must be presented in a report form by each student, </text:span><text:span text:style-name="T2">with the description of design procedure, sample calculations, plots and table of calculated results and any program listing that you developed. <text:s/>A scaled drawing of the nozzle must also be given. <text:s/>You are expected to use either Fortran, C++, or Matlab programming to develop the nozzle contour.</text:span></text:p>
      <text:p text:style-name="P5"/>
      <text:p text:style-name="P9"><text:span text:style-name="T1">DUE DATE: 5:00 pm, April 28, 2010. <text:s/>Late submissions </text:span><text:span text:style-name="T3">will not be</text:span><text:span text:style-name="T1"> graded. <text:s/>All plagiarized reports will receive a zero credit and possible failure in the course.</text:span></text:p>
      <text:p text:style-name="P3"/>
      <text:p text:style-name="P3">General Specifications:</text:p>
      <text:list xml:id="list742799963602138551" text:style-name="WW8Num2">
        <text:list-item>
          <text:p text:style-name="P10"><text:span text:style-name="T2">The rocket is to discharge into an atmosphere where the ambient pressure is 101 kPa. <text:s/>Note that for this ambient pressure the nozzle flow is expected to be over-expanded and a shock wave occurs at the exit. <text:s/>Find out for what exit pressure the nozzle will be completely shock free. </text:span></text:p>
        </text:list-item>
        <text:list-item>
          <text:p text:style-name="P10"><text:span text:style-name="T2">The propellant is a mixture of hydrogen and oxygen, with </text:span><text:span text:style-name="T4"></text:span><text:span text:style-name="T2"> = 1.22 and R = 519.6 J/(kg.K)</text:span></text:p>
        </text:list-item>
        <text:list-item>
          <text:p text:style-name="P10"><text:span text:style-name="T2">The stagnation temperature T</text:span><text:span text:style-name="T5">0</text:span><text:span text:style-name="T2"> of the propellant is 3000 K, and the stagnation pressure p</text:span><text:span text:style-name="T5">0</text:span><text:span text:style-name="T2"> of the propellant is 1700 kPa</text:span></text:p>
        </text:list-item>
        <text:list-item>
          <text:p text:style-name="P10"><text:span text:style-name="T2">The total mass flow rate, </text:span><text:span text:style-name="T2"><draw:frame draw:style-name="fr1" draw:name="Object1" text:anchor-type="as-char" svg:width="0.2193in" svg:height="0.307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through the rocket nozzle is 0.2 kg/s</text:span></text:p>
        </text:list-item>
        <text:list-item>
          <text:p text:style-name="P10"><text:span text:style-name="T2">The velocity of the fluid as it crosses the exit plane must be uniform and parallel to the axis of symmetry</text:span></text:p>
        </text:list-item>
        <text:list-item>
          <text:p text:style-name="P10"><text:span text:style-name="T2">The overall expansion ratio A</text:span><text:span text:style-name="T5">exit</text:span><text:span text:style-name="T2">/A</text:span><text:span text:style-name="T5">throat</text:span><text:span text:style-name="T2"> must be large enough so that the specific kinetic energy of the exhaust gas, 0.5 V</text:span><text:span text:style-name="T5">e</text:span><text:span text:style-name="T6">2</text:span><text:span text:style-name="T2"> is as high as possible percentage of the specific stagnation enthalpy, h</text:span><text:span text:style-name="T5">0</text:span><text:span text:style-name="T2">, of the propellant. What is the best percentage of this kinetic energy of exhaust with respect to the specific stagnation enthalpy, h</text:span><text:span text:style-name="T5">0</text:span><text:span text:style-name="T2">, of the propellant?</text:span></text:p>
        </text:list-item>
        <text:list-item>
          <text:p text:style-name="P6">The geometry should not exhibit sharp corners of large turning angles (this is required to avoid boundary layer separation due to sharp corners)</text:p>
        </text:list-item>
        <text:list-item>
          <text:p text:style-name="P6">The length of the nozzle should be as short as possible subject to above constraints</text:p>
        </text:list-item>
      </text:list>
      <text:p text:style-name="P5"/>
      <text:p text:style-name="P9"><text:span text:style-name="T1">Design solution presentation:</text:span><text:span text:style-name="T2"> Your report must include (among other things) the following information;</text:span></text:p>
      <text:list xml:id="list133730103968994" text:continue-numbering="true" text:style-name="WW8Num2">
        <text:list-item>
          <text:list>
            <text:list-item>
              <text:p text:style-name="P10"><text:span text:style-name="T2">A table of the nozzle interior contour coordinates. <text:s/>The coordinates must be expressed in SI units, as measured from the axis of symmetry as a function of axial distance, x, from the throat section. </text:span></text:p>
            </text:list-item>
            <text:list-item>
              <text:p text:style-name="P10"><text:span text:style-name="T2">You must also include explicit calculations of the exit speed, V</text:span><text:span text:style-name="T5">e</text:span><text:span text:style-name="T2">, and the exit Mach number, M</text:span><text:span text:style-name="T5">e</text:span><text:span text:style-name="T2">. </text:span></text:p>
            </text:list-item>
            <text:list-item>
              <text:p text:style-name="P6"><text:soft-page-break/>Use suitable number of characteristics to produce a smooth contour.</text:p>
            </text:list-item>
            <text:list-item>
              <text:p text:style-name="P10"><text:span text:style-name="T2">Program listing must be presented, if one is used. </text:span></text:p>
            </text:list-item>
            <text:list-item>
              <text:p text:style-name="P10"><text:span text:style-name="T2">Provide a smoothed graphics of your final nozzle shape.</text:span></text:p>
            </text:list-item>
            <text:list-item>
              <text:p text:style-name="P6">Provide a discussion of nozzle flow characteristics.</text:p>
            </text:list-item>
          </text:list>
        </text:list-item>
      </text:list>
      <text:p text:style-name="P5"/>
      <text:p text:style-name="P9"><text:span text:style-name="T1">Useful References: <text:s/></text:span></text:p>
      <text:p text:style-name="P9"><text:span text:style-name="T2">Liepmann, H. W. and Roshko, A., Elements of Gas Dynamics, John Wiley and Sons. Inc., 1957</text:span></text:p>
      <text:p text:style-name="P5">Zucrow, M. J. and Hoffmann, J. D., Gas Dynamics, Krieger Publishing Company, 1985</text:p>
      <text:p text:style-name="P5">Shapiro, A. H., The Dynamics and Thermodynamics of Compressible Flows, Vol.1, The Ronald Press Co., N.Y., 1953</text:p>
      <text:p text:style-name="P11"/>
      <text:p text:style-name="P7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WW8Num2z1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LORIDA TECH</dc:title>
    <meta:initial-creator>Cheleakar Subramanian</meta:initial-creator>
    <meta:creation-date>2010-03-05T11:44:00</meta:creation-date>
    <dc:creator>vann </dc:creator>
    <dc:date>2017-02-03T13:37:29.110751127</dc:date>
    <meta:editing-cycles>2</meta:editing-cycles>
    <meta:editing-duration>PT1M</meta:editing-duration>
    <meta:document-statistic meta:table-count="0" meta:image-count="0" meta:object-count="1" meta:page-count="2" meta:paragraph-count="24" meta:word-count="517" meta:character-count="3062" meta:non-whitespace-character-count="2566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over>
          <mi>m</mi>
          <mstyle mathsize="8pt">
            <mtext>.</mtext>
          </mstyle>
        </mover>
      </mstyle>
      <mrow/>
    </mrow>
    <annotation encoding="StarMath 5.0"> size 12{ {m}  cSup { size 8{ "." } } } {}</annotation>
  </semantics>
</math>
</file>